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634in"/>
    </style:style>
    <style:style style:name="co2" style:family="table-column">
      <style:table-column-properties fo:break-before="auto" style:column-width="2.0799in"/>
    </style:style>
    <style:style style:name="co3" style:family="table-column">
      <style:table-column-properties fo:break-before="auto" style:column-width="22.83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4" table:number-columns-repeated="16381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Notes</text:p>
          </table:table-cell>
          <table:table-cell table:style-name="ce1" office:value-type="string" calcext:value-type="string">
            <text:p>UR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SA Topo Maps – ArcGIS</text:p>
          </table:table-cell>
          <table:table-cell office:value-type="string" calcext:value-type="string">
            <text:p>USA Topo Maps at 1:250k, 1:100k, and 1:24k scale levels hosted by ArcGIS.</text:p>
          </table:table-cell>
          <table:table-cell office:value-type="string" calcext:value-type="string">
            <text:p>"https://services.arcgisonline.com/ArcGIS/rest/services/USA_Topo_Maps/MapServer/tile/" + zoom + "/" + y + "/" + x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Queensland Government Map Server</text:p>
          </table:table-cell>
          <table:table-cell office:value-type="string" calcext:value-type="string">
            <text:p>Data used primarily for the creation of the 1:25,000 topographic map series covering various parts of Queensland.</text:p>
          </table:table-cell>
          <table:table-cell office:value-type="string" calcext:value-type="string">
            <text:p>http://geospatial.information.qld.gov.au/ArcGIS/services/QLD/QTopoBaseLite_WebM/MapServer/WMSServer?VERSION=1.3.0&amp;REQUEST=GetMap&amp;CRS=EPSG:3857&amp;WIDTH=256&amp;HEIGHT=256&amp;LAYERS=Queensland_Topographic_Map_Cache_Lite&amp;STYLES=&amp;EXCEPTIONS=xml&amp;FORMAT=image/png&amp;BGCOLOR=0xFEFFFF&amp;TRANSPARENT=TRUE&amp;BBOX={MBBOX}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SIX Maps Topo of New South Wales</text:p>
          </table:table-cell>
          <table:table-cell office:value-type="string" calcext:value-type="string">
            <text:p>User submitted map of New South Wales, Australia.</text:p>
          </table:table-cell>
          <table:table-cell office:value-type="string" calcext:value-type="string">
            <text:p>"http://maps3.six.nsw.gov.au/arcgis/rest/services/sixmaps/LPIMap/MapServer/tile/" + zoom + "/" + y + "/" + x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SIX Maps Topo Mosaic of New South Wales</text:p>
          </table:table-cell>
          <table:table-cell office:value-type="string" calcext:value-type="string">
            <text:p>Scanned topo map of New South Wales, Australia.</text:p>
          </table:table-cell>
          <table:table-cell office:value-type="string" calcext:value-type="string">
            <text:p>"http://maps3.six.nsw.gov.au/arcgis/rest/services/sixmaps/LPITopoMap/MapServer/tile/" + zoom + "/" + y + "/" + x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SIX Maps of New South Wales: Satellite</text:p>
          </table:table-cell>
          <table:table-cell office:value-type="string" calcext:value-type="string">
            <text:p>Satellite imagery of New South Wales, Australia.</text:p>
          </table:table-cell>
          <table:table-cell office:value-type="string" calcext:value-type="string">
            <text:p>"http://maps2.six.nsw.gov.au/arcgis/rest/services/sixmaps/LPI_Imagery_Best/MapServer/tile/" + zoom + "/" + y + "/" + x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nited States Scanned Topo</text:p>
          </table:table-cell>
          <table:table-cell office:value-type="string" calcext:value-type="string">
            <text:p>1:24K</text:p>
          </table:table-cell>
          <table:table-cell office:value-type="string" calcext:value-type="string">
            <text:p>"http://s3-us-west-1.amazonaws.com/caltopo/topo/" + zoom + "/" + x + "/" + y + ".png"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4UMap</text:p>
          </table:table-cell>
          <table:table-cell office:value-type="string" calcext:value-type="string">
            <text:p>OpenStreetMap 4umaps.eu (Europe): The free European Topographic Map</text:p>
          </table:table-cell>
          <table:table-cell office:value-type="string" calcext:value-type="string">
            <text:p>broken?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Germany Digital Landscape Server</text:p>
          </table:table-cell>
          <table:table-cell office:value-type="string" calcext:value-type="string">
            <text:p>Provided by the Government of Germany.</text:p>
          </table:table-cell>
          <table:table-cell office:value-type="string" calcext:value-type="string">
            <text:p>http://www.wms.nrw.de/geobasis/wms_nw_dlm50?LAYERS=nw_dlm50&amp;SERVICE=WMS&amp;VERSION=1.1.1&amp;REQUEST=GetMap&amp;EXCEPTIONS=application/vnd.ogc.se_inimage&amp;FORMAT=image/jpeg&amp;SRS=EPSG:4326&amp;BBOX={BBOX}&amp;WIDTH=512&amp;HEIGHT=51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p_italy2006photo.xm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2T17:10:58.730381163</meta:creation-date>
    <meta:generator>LibreOffice/24.2.2.2$Linux_X86_64 LibreOffice_project/420$Build-2</meta:generator>
    <dc:date>2024-06-02T17:51:52.879016461</dc:date>
    <meta:editing-duration>PT40M28S</meta:editing-duration>
    <meta:editing-cycles>57</meta:editing-cycles>
    <meta:document-statistic meta:table-count="1" meta:cell-count="28" meta:object-count="0"/>
  </office:meta>
</office:document-meta>
</file>